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d1a9" officeooo:paragraph-rsid="001dd1a9"/>
    </style:style>
    <style:style style:name="P2" style:family="paragraph" style:parent-style-name="Text_20_body">
      <style:text-properties officeooo:paragraph-rsid="001dd1a9"/>
    </style:style>
    <style:style style:name="T1" style:family="text">
      <style:text-properties officeooo:rsid="001c49b0"/>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onjour, je suis</text:p>
      <text:h text:style-name="Heading_20_1" text:outline-level="1">COLLOT GRÉGOIRE</text:h>
      <text:p text:style-name="Text_20_body">ÉTUDIANT EN BUT INFORMATIQUE</text:p>
      <text:h text:style-name="Heading_20_2" text:outline-level="2">Ce que j'aime</text:h>
      <text:h text:style-name="Heading_20_3" text:outline-level="3">JavaScript</text:h>
      <text:p text:style-name="Text_20_body">C'est mon premier langage de programmation que j'ai utilisé, il me tiens donc chère. Grâce à ce <text:span text:style-name="T1">l</text:span>angage j'ai pu vraiment comprendre les possibilités de la programmation. </text:p>
      <text:h text:style-name="Heading_20_3" text:outline-level="3">BackEnd</text:h>
      <text:p text:style-name="Text_20_body">La partie cachée d'un programme est ce qu'il me passionne le plus, une fois plongé dans la mise en fonction d'un programme je ne vois plus le temps passé. </text:p>
      <text:h text:style-name="Heading_20_3" text:outline-level="3">SQL</text:h>
      <text:p text:style-name="Text_20_body">J'ai découvert les base de données avec mon BUT, j'ai pu me rendre compte que la conception d'une base de données est très satisfaisant. </text:p>
      <text:h text:style-name="Heading_20_2" text:outline-level="2">À propos</text:h>
      <text:p text:style-name="Text_20_body">Au travers de mes différents emploies, j'ai toujours réussi à être astucieux sur les problèmes rencontrés. Je suis aussi curieux, j'aime me renseigner sur des sujets niches et de continuer à explorer cette connaissance. </text:p>
      <text:p text:style-name="Text_20_body">Actuellement en étude supérieure à l'IUT de Maubeuge en BUT Informatique, je suis à la recherche d'une entreprise afin de réaliser ma deuxième et troisième année en alternance. Passioné par le monde Informatique depuis mon plus jeune âge, cette formation me permettrait de réaliser un oobjectif primordial pour ma vie professionnelle. </text:p>
      <text:h text:style-name="Heading_20_2" text:outline-level="2">Projets &amp; Réalisations</text:h>
      <text:h text:style-name="Heading_20_3" text:outline-level="3">Réalisation d'un site web</text:h>
      <text:p text:style-name="P1">Premier projet réaliser en programmation dans le web, j’ai ainsi créer une page dédiée à l’apprentissage des différentes recettes de galettes proposées par l’entreprise Crep’Eat. Mais aussi une page sur le jeu Wordle.</text:p>
      <text:p text:style-name="P1">J’ai ainsi pu apprendre comment mêttre en place un site web et à réaliser diverses jeux en utilsant le Javascript.</text:p>
      <text:h text:style-name="Heading_20_3" text:outline-level="3">LiDarts - Logiciel de partie de flechettes.</text:h>
      <text:p text:style-name="P2">Étant fan de fléchettes, j'ai utilisé des applications pour réaliser des parties chez moi entre-amis. J'ai toujours trouvé ses applications manquai de nouveauté par rapport au logiciel que nous pouvons retrouver dans les salles de fléchettes. C'est pour cela que je suis en train de réaliser, en utilisant <text:soft-page-break/>Godot, ma propre version de ce type de logiciel. Appelé LiDarts, ce projet permettra de réaliser plusieurs types de mode de jeu. Projet en cours de réalisation. </text:p>
      <text:h text:style-name="Heading_20_3" text:outline-level="3">Réalisation de ce portfolio</text:h>
      <text:p text:style-name="Text_20_body">J'ai pu me replonger dans la création d'une page web avec la création de mon portefolio virtuel. Grâce à cette réalisation j'ai pu apprendre l'implémentation des fichiers SVG à travers le HTML et leur grande utilité. </text:p>
      <text:h text:style-name="Heading_20_3" text:outline-level="3">Comparaison d'approches algorithmiques</text:h>
      <text:p text:style-name="Text_20_body">Dans ce projet, il nous étai demandé de réaliser une méthode comparative afin de démontrer lesquels de nos implémentation algorithmiques est le plus performant. Nous nous sommes basé sur un jeu de Mastermind codé sous Python et de mettre en place plusieurs méthodes de résolution de parties afin des les comparer entre-elles à travers différentes variables. </text:p>
      <text:h text:style-name="Heading_20_3" text:outline-level="3">Menuiserie</text:h>
      <text:p text:style-name="Text_20_body">Dans mes passes temps, j'aime réaliser divers projets manuel. C'est pour cela que j'ai à deux reprise eu l'idée de réaliser des meubles pour mon appartement. Le premier fut la création d'un meuble de salon créé à base de caisse de vin et d'un plan de travail. Mon deuxième fut de créer une armoire murale afin de ranger et cacher mon set de jeu de fléchette. Ces divers projets mon permis d'apprendre à comment mettre en place un meuble en utilisant SketchUp, prévoir les outils et divers matériaux nécessaire et d'apprendre de nouvelles techniques dans la menuiserie. </text:p>
      <text:h text:style-name="Heading_20_2" text:outline-level="2">Merci</text:h>
      <text:h text:style-name="Heading_20_3" text:outline-level="3">Collaborons ensemble</text:h>
      <text:p text:style-name="Text_20_body"/>
      <text:p text:style-name="Standard">Inspiré par Anurag Hazra, réalisé par <text:a xlink:type="simple" xlink:href="https://www.github.com/duschmolll" office:target-frame-name="_blank" xlink:show="new" text:style-name="Internet_20_link" text:visited-style-name="Visited_20_Internet_20_Link"><text:span text:style-name="T2">Grégoire Collot</text:spa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2:59:01.713347112</meta:creation-date>
    <meta:editing-duration>PT4M39S</meta:editing-duration>
    <meta:editing-cycles>2</meta:editing-cycles>
    <meta:generator>LibreOffice/7.4.7.2$Linux_X86_64 LibreOffice_project/40$Build-2</meta:generator>
    <dc:date>2025-02-04T13:03:33.806889232</dc:date>
    <meta:document-statistic meta:table-count="0" meta:image-count="0" meta:object-count="0" meta:page-count="2" meta:paragraph-count="28" meta:word-count="532" meta:character-count="3303" meta:non-whitespace-character-count="2789"/>
  </office:meta>
</office:document-meta>
</file>